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323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13:27:25.569016040</meta:creation-date>
    <dc:date>2021-04-21T13:28:01.176344711</dc:date>
    <meta:editing-duration>PT38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0.7.3$Linux_X86_64 LibreOffice_project/00m0$Build-3</meta:generator>
  </office:meta>
</office:document-meta>
</file>